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font-name="Times New Roman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Times New Roman1" style:text-underline-style="solid" style:text-underline-width="auto" style:text-underline-color="font-color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5_4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5">S. MORAIS,/</text:p>
      <text:p text:style-name="P5">546 N. FIFTH STREET,</text:p>
      <text:p text:style-name="P5">PHILADELPHIA, PA./</text:p>
      <text:p text:style-name="P5"/>
      <text:p text:style-name="P4">[Front Cover]</text:p>
      <text:p text:style-name="P5">On Terumah/</text:p>
      <text:p text:style-name="P5"/>
      <text:p text:style-name="P4">[Page 1]</text:p>
      <text:p text:style-name="P4">[Hebrew]/ [Hebrew]/ "I will meet with thee there, and I will speak with thee/ from above the mercy seat, from between the two cherubim,/ which are <text:span text:style-name="T1">upon</text:span><text:span text:style-name="T4"> over the ark of the Testimony, all that which/ I will command thee for the children of Israel."/ <text:s/>Presuming that I am addressing Israelies, who do not/ </text:span><text:span text:style-name="T1">impiously</text:span><text:span text:style-name="T4"> scoffingly say [Hebrew] "Our fathers/ inherited falsehood, vanity which has no utility;" Is-/-raelites who are none of those who blindly subscribe to/ recent pulpit utterances, intimating that the scroll of/ the Law enshrined in yonder ark is simply a Jewish/ idol and many of its ordinances are relics of heathenism,/ fancying that my hearers </text:span><text:span text:style-name="T1">still</text:span><text:span text:style-name="T4"> do yet reverence to the </text:span><text:span text:style-name="T5">Sepher</text:span><text:span text:style-name="T6">/ </text:span><text:span text:style-name="T5">Torah</text:span><text:span text:style-name="T6"> and respect its precepts, I have quoted a sen-/-tence from our </text:span><text:span text:style-name="T5">Parasha</text:span><text:span text:style-name="T6">, to a purpose. <text:s/>Since now a days Mosaism is supplanted by prophetism, I wish to/ show the wide difference distinguishing the inspira-/-tion of Moses from that of succeeding prophets./ <text:s/></text:span><text:span text:style-name="T2">Guided by</text:span><text:span text:style-name="T6"> </text:span><text:span text:style-name="T2">From Under</text:span><text:span text:style-name="T6"> Following the tuition of Holy Writ we learn that the chief of/ all Seers [Hebrew] did not undergo any change/ in his bodily sensations, when his spirit communed/ with God. <text:s/>He entered the Sanctuary and a super-/human voice, from the </text:span><text:soft-page-break/><text:span text:style-name="T6">outstretched wings of the typical Cherubs/</text:span></text:p>
      <text:p text:style-name="P6"/>
      <text:p text:style-name="P6">[Page 2]</text:p>
      <text:p text:style-name="P6">resounded within his ever-wakeful mind. <text:s/>The/ sages call that [Hebrew] "A transparent/ vision," as clear as the reflection of one's own person/ in a perfect mirror. <text:s/>Therefore the scriptures attest/ that "the Lord spoke to Moses face to face," <text:span text:style-name="T1">as a man</text:span>/ <text:span text:style-name="T1">speaks to his neighbor".</text:span> <text:s/>Not to encourage the/ subversive <text:span text:style-name="T1">idea</text:span> notion that the invisible, but omnipresent,/ God has a corporeal form, but to give us a faint <text:span text:style-name="T1">notion</text:span> idea/ of the <text:span text:style-name="T1">incomparable superior faculties</text:span> unexcelled spiritual height of the arch-pro-/-phet. <text:s/>For, let me say it with all emphasis;/ to apply to the Almighty human senses and functions,/ would be more than an error; it would be blasphemy./ <text:s/>Maimonides devotes a considerable part of the first/ treatise of his famous <text:span text:style-name="T9">Moreh Nebuchim</text:span>, or "Guide to/ the perplexed," to the subject of the incorporeity of/ God, to exclude erroneous <text:span text:style-name="T1">ideas</text:span> thoughts which readers of the/ Hebrew Scriptures might <text:span text:style-name="T1">form</text:span> conceive. <text:s/>And what the Sage/ of Cordova writes in his philosophical work, he/ briefly repeats, but still more incisively in his mo-/-numental <text:span text:style-name="T9">Mishn</text:span><text:span text:style-name="T10">é</text:span><text:span text:style-name="T12"> Torah</text:span><text:span text:style-name="T11">--the codification of traditional/ laws, while laying down rules regarding penitence./ <text:s/>He places in the same category with the Atheist, a person/ who attributes to God a bodily form. <text:s/>To that strong/ declaration, a French Rabbi antagonistic to the Spanish/</text:span></text:p>
      <text:p text:style-name="P6"><text:span text:style-name="T11"/></text:p>
      <text:p text:style-name="P6"><text:span text:style-name="T11">[Page 3]</text:span></text:p>
      <text:p text:style-name="P6"><text:span text:style-name="T11">school of philosophy took exception, still Maimo-/-nides was standing on Rabbinical ground, which he so/ </text:span><text:span text:style-name="T3">wrote</text:span><text:span text:style-name="T11"> asserted. <text:s/>For the Talmudists, not once but </text:span><text:span text:style-name="T3">repeatedly</text:span><text:span text:style-name="T11"> frequently/ caution us against harboring the most false of/ all beliefs, by telling us that the Bible unavoid-/-ably uses human language [Hebrew] How unpardonably wrong it is then to cite the/ anthropomorphism of the Pentateuch with a view to belittle its/ worth and impugn its authority! <text:s/></text:span><text:span text:style-name="T3">Those</text:span><text:span text:style-name="T11"> Sensuous expressions/ are not derogatory of the honor due to the Supreme;/ not in the least with men who reflect that lan-/-guage must per force adapt itself to the/ understanding of those who are to be instructed/ by it. <text:s/></text:span><text:span text:style-name="T3">By way of</text:span><text:span text:style-name="T11"> So for example, in addressing children we would not, </text:span><text:span text:style-name="T3">employ in</text:span><text:span text:style-name="T11">/ </text:span><text:span text:style-name="T3">addressing children,</text:span><text:span text:style-name="T11"> employ terms above their compre-/-hension, so also by comparison, the Bible, in order to im-/-part Divine knowledge, was compelled to materialize</text:span><text:span text:style-name="T3">,</text:span><text:span text:style-name="T11">/ </text:span><text:span text:style-name="T3">so to say,</text:span><text:span text:style-name="T11"> the Omnipresent, whose self-existence is so-/-lely and purely spiritual. <text:s/>Moses who stood nearer/ to God than any mortal being, notwithstanding his/ having necessarily described the Creator as hearing and an-/-swering, descending and ascending, reproving and praising/ and in various other manners, all material,/</text:span></text:p>
      <text:p text:style-name="P6"><text:span text:style-name="T11"/></text:p>
      <text:p text:style-name="P6"><text:span text:style-name="T11">[Page 4]</text:span></text:p>
      <text:p text:style-name="P7"><text:span text:style-name="T11">cautioned</text:span><text:span text:style-name="T7"> warned us </text:span><text:span text:style-name="T11">strenuously</text:span><text:span text:style-name="T7"> solemnly nevertheless against entertaining the idea that God/ can be represented under any form. <text:s/>To our ancestors,/ prone to idolatry, he thus </text:span><text:span text:style-name="T11">gave warning</text:span><text:span text:style-name="T7"> gave admonition </text:span><text:span text:style-name="T11">spoke</text:span><text:span text:style-name="T7"> before his depar-/-ture from earth: "Be exceedingly heedful </text:span><text:span text:style-name="T11">of</text:span><text:span text:style-name="T7"> for your souls sake,/ for you did not see any likeliness on the day that/ the Lord spoke to you in Horeb from the midst of/ the fire," meaning, </text:span><text:span text:style-name="T11">you shall</text:span><text:span text:style-name="T7"> take </text:span><text:span text:style-name="T11">assiduous</text:span><text:span text:style-name="T7"> diligent care not to represent God/ materially. <text:s/>Because the son of Amram alone could rise to/ a full comprehension of Him, whom the hearer of/ heavens cannot hold, </text:span><text:span text:style-name="T11">hence</text:span><text:span text:style-name="T7"> the figurative expression is used/ "there never arose a prophet in Israel like Moses,/ whom the Lord knew face to face"; </text:span><text:span text:style-name="T11">He</text:span><text:span text:style-name="T7"> signifying he alone communed/ with the Deity, while in the full possession of/ his sensations and faculties. <text:s/>Not so other prophets./ <text:s/>The vision of the Supreme overpowered their whole being/ so entirely, that they lost a consciousness of their/ surroundings and, for a time, remained as if bereft of/ their senses. <text:s/>Thus of Ezekiel we read that he felt/ completely overcome and Daniel relates that for se-/-veral days he remained, as if sunk into a state of/ bewilderment. <text:s/>At times, it happened that the vision/ appeared in a dream at night, clothed in imageries,/ illustrating the subject to be employed as a threat,/ exhortation, or </text:span><text:span text:style-name="T11">admonition</text:span><text:span text:style-name="T7"> correction. <text:s/>Of that, the book/</text:span></text:p>
      <text:p text:style-name="P7"><text:span text:style-name="T7"/></text:p>
      <text:p text:style-name="P7"><text:span text:style-name="T7">[Page 5]</text:span></text:p>
      <text:p text:style-name="P7"><text:soft-page-break/><text:span text:style-name="T7">of Zechariah supplies examples./</text:span></text:p>
      <text:p text:style-name="P7"><text:span text:style-name="T7">But the distinction between the archprophet and </text:span><text:span text:style-name="T11">his</text:span><text:span text:style-name="T7">/ others among our Seers is nowhere so forcibly stated, as on/ the occasion, when Aaron and Miriam, for reasons not defi-/-nitely </text:span><text:span text:style-name="T11">stated known</text:span><text:span text:style-name="T7"> set forth, disparaged their brother's character./ <text:s/>They had boasted of being endowed with the same powers,/ without sharing, what they </text:span><text:span text:style-name="T11">termed</text:span><text:span text:style-name="T7"> hinted at, his assumption, and they/ received a humiliating rebuke in the following sentence:/ "Hear now my words, if there be a prophet among you, I, the/ Lord, will make myself known unto him in a vision; I/ will speak unto him in a dream. <text:s/>Not so My servant/ Moses; he is faithful in all My house," namely, he is/ like the confidential friend of a King, from whom nothing/ possible to be granted is withheld, because implicit trust/ is reposed in him. <text:s/>So our sages comment on that passage./ <text:s/>Every part of the royal mansion </text:span><text:span text:style-name="T11">stands</text:span><text:span text:style-name="T7"> lies open to his inspection./ <text:s/>Brethren. <text:s/>According to my mode of thinking, the above stands/ as a most striking proof of the profound sanctity of Mosaic tenets./ <text:s/>It tells every Jew how binding the teachings of </text:span><text:span text:style-name="T11">Moses</text:span><text:span text:style-name="T7"> the Torah must/ be deemed, and how determinedly a refusal must be given/ to any instruction clashing therewith. <text:s/>For, as to none can/ be accorded a clearer conception of God's will, none can claim/ superiority to him, who was declared </text:span><text:span text:style-name="T8">the</text:span><text:span text:style-name="T7"> greatest. <text:s/>Penetrated/ by that verity, the Psalmist so wrote concerning the statutes:/</text:span></text:p>
      <text:p text:style-name="P7"><text:span text:style-name="T7"/></text:p>
      <text:p text:style-name="P7"><text:span text:style-name="T7">[Page 6]</text:span></text:p>
      <text:p text:style-name="P7"><text:span text:style-name="T7">[Hebrew] "They are established for ever and/ ever, they are </text:span><text:span text:style-name="T11">made</text:span><text:span text:style-name="T7"> enacted with truth and righteousness." <text:s/>And such/ was the belief </text:span><text:span text:style-name="T11">our</text:span><text:span text:style-name="T7"> of our </text:span><text:span text:style-name="T11">illustrious</text:span><text:span text:style-name="T7"> deepest thinkers, </text:span><text:span text:style-name="T11">fo</text:span><text:span text:style-name="T7"> from Saadia of/ the ninth century to Mendelssohn of the last century namely,/ that laws whose performance is not connected with a national/ residence in Palestine [Hebrew] are still obliga-/tory upon the house of Israel./</text:span></text:p>
      <text:p text:style-name="P7"><text:span text:style-name="T7">But a few weeks ago, conversing with some Jewesses who/ are by no means cavillers[sic?]; women who go in search of sight on Judaism,/ I was met with an objection, which seems strongly founded./ <text:s/>Those sisters in faith of mine admitted the ligation of Moses &amp; its authority,/ but they could not explain satisfactorily to themselves how/ </text:span><text:span text:style-name="T11">his instruction</text:span><text:span text:style-name="T7"> Pentateuchal teachings could reach the tribes. <text:s/>They argued: the total/ number of those </text:span><text:span text:style-name="T11">taught</text:span><text:span text:style-name="T7"> instructed must by far have exceeded a million./ <text:s/></text:span><text:span text:style-name="T11">Seeing that to settle disputes rising among the people,</text:span><text:span text:style-name="T7">/ </text:span><text:span text:style-name="T11">the archprophet was compelled to choose coworkers</text:span><text:span text:style-name="T7"> How/ could the archprophet </text:span><text:span text:style-name="T11">he</text:span><text:span text:style-name="T7"> impart to every individual ordinances Divinely/ received? <text:s/>The question does appear weighty, yet in reality/ it is not so. <text:s/>It can easily be solved. <text:s/>In most instances,/ the teaching was conveyed by means of accredited representatives./ <text:s/>Who they were, Holy Writ has intimated on many an oc-/-casion. <text:s/>I will cite only one for brevity sake; that will/ serve as a criterion. <text:s/>Moses was directed to prepare/ the people's mind </text:span><text:span text:style-name="T11">to rece</text:span><text:span text:style-name="T7"> for the delivery of the Decalogue--/</text:span></text:p>
      <text:p text:style-name="P7"><text:span text:style-name="T7"/></text:p>
      <text:p text:style-name="P7"><text:span text:style-name="T7">[Page 7]</text:span></text:p>
      <text:p text:style-name="P7"><text:span text:style-name="T7">"so saying to the house of Jacob, and telling the children of Israel."/ <text:s/>"Ye have seen what I did unto the Egyptians, and how I bore/ you on eagles' wings and brought you unto Myself. <text:s/>Now,/ therefore, if you will obey My voice indeed and keep My/ covenant, ye shall be unto me a peculiar </text:span><text:span text:style-name="T11">fol</text:span><text:span text:style-name="T7"> treasure </text:span><text:span text:style-name="T11">and</text:span><text:span text:style-name="T7">/ </text:span><text:span text:style-name="T11">a kingdom of priests unto the</text:span><text:span text:style-name="T7"> above all people, though all the earth is mine, but/ you shall be unto Me a kingdom of priests and a holy/ nation. <text:s/>These are the words which thou shalt speak unto the/ children of Israel". <text:s/>But immediately after, we are informed/ that in descending from the mountain "Moses called the/ </text:span><text:span text:style-name="T8">elders</text:span><text:span text:style-name="T7"> of the people and laid before </text:span><text:span text:style-name="T8">them</text:span><text:span text:style-name="T7"> all the words/ which the Lord had commanded him." <text:s/>Then follows: "And all/ the people answered together and said: "All that the Lord/ hat spoken we will do". <text:s/>The </text:span><text:span text:style-name="T8">elders</text:span><text:span text:style-name="T7"> were then, evidently/ the intermediate agency between the leader and the vast/ multitude. <text:s/>As in Egypt those noted for wisdom and/ learning, formed a distinct class, so did the most eminent/ among the Hebrews constitute the medium, through which/ the mission of freeing the enslaved: "Go and gather/ the </text:span><text:span text:style-name="T8">elders</text:span><text:span text:style-name="T7"> of Israel." <text:s/>It was so, when Moses and Aaron/ first presented themselves to the </text:span><text:span text:style-name="T11">children</text:span><text:span text:style-name="T7"> bondmen/ in the name of the God of the patriarchs..."They/</text:span></text:p>
      <text:p text:style-name="P7"><text:span text:style-name="T7"/></text:p>
      <text:p text:style-name="P7"><text:soft-page-break/><text:span text:style-name="T7">[Page 8]</text:span></text:p>
      <text:p text:style-name="P7"><text:span text:style-name="T7">went and gathered all the </text:span><text:span text:style-name="T8">elders</text:span><text:span text:style-name="T7"> of Israel." <text:s/>That/ the elders were distinguished </text:span><text:span text:style-name="T11">from all others</text:span><text:span text:style-name="T7"> among the tribes, is obviously/ informed from the fact that at the meal prepared/ in honor of Jethro, they sat by the side of a senate--a word/ derived from </text:span><text:span text:style-name="T8">Senis</text:span><text:span text:style-name="T7">, meaning old--who helped to disseminate/ the knowledge of the Torah. <text:s/>They formed the links of/ that chain [Hebrew], which, proceeding from the/ great legislator, reached the humblest in Israel. <text:s/>The/ elders became the subordinate teachers directed by the/ highest master. <text:s/>We meet them in every stage of Bi-/-blical history. <text:s/>From the dark days of Egyptian ser-/-vitude, to brighter times at the return from the Ba-/-bylonian captivity they </text:span><text:span text:style-name="T11">[Hebrew]</text:span><text:span text:style-name="T7"> bore a distinctive appellation. <text:s/>[Hebrew]/ [Hebrew]. <text:s/>Admit; not always were they entitled/ to universal respect for </text:span><text:span text:style-name="T11">their</text:span><text:span text:style-name="T7"> an unswerving fidelity to their/ charge, but they always </text:span><text:span text:style-name="T11">formed</text:span><text:span text:style-name="T7"> constituted a </text:span><text:span text:style-name="T11">cas</text:span><text:span text:style-name="T7"> class prominent/ for their influence. <text:s/>I imagine that I do not presume/ too much, when I assert that the Sanhedrin of the second/ Temple, were but a reproduction or </text:span><text:span text:style-name="T8">rather</text:span><text:span text:style-name="T7"> a continuation of an assemblage of/ learned, that had ever existed among the people of God./ <text:s/>When I consider how, notwithstanding the frequent relap-/-sing of Israel into idolatry, that wonderful book which is our peculiar heritage was/ </text:span></text:p>
      <text:p text:style-name="P7"><text:span text:style-name="T7"/></text:p>
      <text:p text:style-name="P7"><text:span text:style-name="T7">[Page 9]</text:span></text:p>
      <text:p text:style-name="P7"><text:span text:style-name="T7">preserved, I see with my mind's eye the </text:span><text:span text:style-name="T11">followers</text:span><text:span text:style-name="T7"> successors/ of that body of sages, who during forty years imbibed/ truth from the sevenfold purified lips of the archprophet;/ I see our </text:span><text:span text:style-name="T8">elders</text:span><text:span text:style-name="T7"> treasuring up what others had, in their/ infatuation, cast aside, as valueless. <text:s/>They covered the/ holy Torah, with an invulnerable shield, that it might/ not be scathed. <text:s/>The elders of Israel, </text:span><text:span text:style-name="T11">so</text:span><text:span text:style-name="T7"> called so not/ necessarily </text:span><text:span text:style-name="T11">because</text:span><text:span text:style-name="T7"> by reason of their advanced age, but because/ of their staid wisdom and gravity of manners, supposed/ to be the characteristic of the old; the elders of Israel,/ aided by priests and levites, stood at the breach and/ prevented the inroad of false notions into the sacred/ ground of Judaism. <text:s/>Thanks and praises to/ them and their legitimate disciples, the Rabbis of/ the Mishnah and Talmud. <text:s/>The hedge which the lat-/-ter set around the Law may have been pointed and sharp,/ yet it proved our salvation. <text:s/>When the blandishment of/ </text:span><text:span text:style-name="T11">egotism</text:span><text:span text:style-name="T7"> gentilism or modern liberalism would have lured us away, we found/ ourselves surrounded by a fence hindering our exit. <text:s/>"We/ cannot come over, brother Grecianist." <text:s/>We cannot leap/ across, brother ethic-culturist. <text:s/>We cannot reach your/ camp, brother Unitarian. <text:s/>Our superiors have set us to/ watch the garden. <text:s/>To desert our past, is to meet fearful dan-/gers." <text:s/>Thus Brethren, have we been preserved during vicissitudes which/</text:span></text:p>
      <text:p text:style-name="P7"><text:span text:style-name="T7"/></text:p>
      <text:p text:style-name="P7"><text:span text:style-name="T7">[Page 10]</text:span></text:p>
      <text:p text:style-name="P7"><text:span text:style-name="T7">which[sic!] would have swept away the mightiest/ nations. <text:s/>Little foxes, [Hebrew], to use the/ language of the book of Canticles, little foxes try-/-ing to destroy the vineyard which the Lord of hosts/ planted, did not and will not succeed. <text:s/>Moses, the/ prophets and the sages of Israel will sound the alarm/ and ward off the evil. [Hebrew]/ [Hebrew] Devise projects, ye opponents of the Torah they will come to naught,/ </text:span><text:span text:style-name="T11">give forth</text:span><text:span text:style-name="T7"> make speeches, they will avail nothing, for God is with/ the defenders of </text:span><text:span text:style-name="T8">His</text:span><text:span text:style-name="T7"> wor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14T14:39:37.46</meta:creation-date>
    <dc:date>2012-05-15T13:50:53.05</dc:date>
    <dc:creator>Penn Libraries</dc:creator>
    <meta:editing-duration>PT02H57M53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8" meta:word-count="2280" meta:character-count="14135"/>
  </office:meta>
</office:document-meta>
</file>